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number-columns-repeated="15361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2-10T00:00:00" table:style-name="ce4">
            <text:p>10.02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0]*([.D10]+50*[.C10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1]*([.D11]+50*[.C11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3" table:style-name="ce8">
            <text:p>3</text:p>
          </table:table-cell>
          <table:table-cell office:value-type="currency" office:value="15" table:formula="of:=[.A12]*([.D12]+25*[.C12])" table:style-name="ce9">
            <text:p>CHF 1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3]*[.D13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15" table:formula="of:=SUM([.E6:.E18])" table:number-columns-spanned="2" table:number-rows-spanned="1" table:style-name="ce11">
            <text:p>CHF 15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36:26Z</dc:date>
    <meta:print-date>2022-09-13T17:36:22Z</meta:print-date>
    <meta:editing-cycles>16</meta:editing-cycles>
    <meta:editing-duration>PT0S</meta:editing-duration>
  </office:meta>
</office:document-meta>
</file>